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ice — going clean-architecture is a great call. Below I’ll give you:</text:p>
      <text:list text:style-name="L1">
        <text:list-item>
          <text:p text:style-name="P1">A short architecture diagram and folder/project layout.</text:p>
        </text:list-item>
        <text:list-item>
          <text:p text:style-name="P1">A step-by-step plan for changing the starter into a clean architecture solution.</text:p>
        </text:list-item>
        <text:list-item>
          <text:p text:style-name="P1">All the <text:span text:style-name="Emphasis">essential</text:span> code files you need (domain, application services, repository interfaces, Dapper infra implementation, API wiring, consumer wiring). Copy-paste these into files in the projects I described.</text:p>
        </text:list-item>
        <text:list-item>
          <text:p text:style-name="P1">Small notes about tests, logging, and deployment.</text:p>
        </text:list-item>
      </text:list>
      <text:p text:style-name="Text_20_body">I keep the design pragmatic (Dapper + stored procedures for ingestion as we already have), but separated into Core / Application / Infrastructure / Api / Consumer so it’s easy to unit-test and scale.</text:p>
      <text:p text:style-name="Standard">1) High-level architecture (clean architecture view)</text:p>
      <text:p text:style-name="Standard"/>
      <text:p text:style-name="Standard"/>
      <text:p text:style-name="Standard"><text:s text:c="21"/>+---------------------+</text:p>
      <text:p text:style-name="Standard"><text:s text:c="21"/>| <text:s text:c="4"/>OT.Assessment <text:s text:c="2"/>|</text:p>
      <text:p text:style-name="Standard"><text:s text:c="21"/>| <text:s text:c="4"/>(Client / UI) <text:s text:c="2"/>|</text:p>
      <text:p text:style-name="Standard"><text:s text:c="21"/>+----------+----------+</text:p>
      <text:p text:style-name="Standard"><text:s text:c="32"/>|</text:p>
      <text:p text:style-name="Standard"><text:s text:c="32"/>v</text:p>
      <text:p text:style-name="Standard"><text:s text:c="19"/>+-------------------------------+</text:p>
      <text:p text:style-name="Standard"><text:s text:c="19"/>| <text:s text:c="2"/>OT.Assessment.App (API) <text:s text:c="4"/>|</text:p>
      <text:p text:style-name="Standard"><text:s text:c="19"/>| <text:s/>-&gt; Presentation / Controllers|</text:p>
      <text:p text:style-name="Standard"><text:s text:c="19"/>+-------------------------------+</text:p>
      <text:p text:style-name="Standard"><text:s text:c="32"/>|</text:p>
      <text:p text:style-name="Standard"><text:s text:c="6"/>Uses <text:s text:c="22"/>v <text:s text:c="20"/>Uses</text:p>
      <text:p text:style-name="Standard">+----------------+ <text:s text:c="4"/>+----------------------+ <text:s text:c="4"/>+---------------------+</text:p>
      <text:p text:style-name="Standard">| OT.Assessment. <text:s/>|&lt;----| OT.Assessment.Application |-----&gt;| OT.Assessment.Core |</text:p>
      <text:p text:style-name="Standard">| Infrastructure <text:s/>| <text:s text:c="4"/>+----------------------+ <text:s text:c="4"/>| <text:s/>(Domain) <text:s text:c="10"/>|</text:p>
      <text:p text:style-name="Standard">| <text:s/>(Dapper, SQL) <text:s/>| <text:s text:c="10"/>^ <text:s text:c="2"/>| <text:s/>^ <text:s text:c="14"/>+---------------------+</text:p>
      <text:p text:style-name="Standard">+----------------+ <text:s text:c="10"/>| <text:s text:c="2"/>| <text:s/>|</text:p>
      <text:p text:style-name="Standard"><text:s text:c="29"/>| <text:s text:c="2"/>| <text:s/>| uses</text:p>
      <text:p text:style-name="Standard"><text:s text:c="29"/>v <text:s text:c="2"/>v <text:s/>|</text:p>
      <text:p text:style-name="Standard"><text:s text:c="22"/>+---------------------+</text:p>
      <text:p text:style-name="Standard"><text:s text:c="22"/>| OT.Assessment.Consumer |</text:p>
      <text:p text:style-name="Standard"><text:s text:c="22"/>| <text:s/>(Background worker) <text:s text:c="2"/>|</text:p>
      <text:p text:style-name="Standard"><text:s text:c="22"/>+---------------------+</text:p>
      <text:p text:style-name="Standard"/>
      <text:list text:style-name="L2">
        <text:list-item>
          <text:p text:style-name="P2"><text:span text:style-name="Strong_20_Emphasis">Core</text:span>: Domain entities, enums, value objects, exceptions.</text:p>
        </text:list-item>
      </text:list>
      <text:list text:style-name="L3">
        <text:list-item>
          <text:p text:style-name="P3"><text:span text:style-name="Strong_20_Emphasis">Application</text:span>: Use-cases / Services / DTOs / Interfaces (e.g., <text:span text:style-name="Source_20_Text">IWagerRepository</text:span>, <text:span text:style-name="Source_20_Text">IPlayerRepository</text:span>) + validation rules.</text:p>
        </text:list-item>
      </text:list>
      <text:list text:style-name="L4">
        <text:list-item>
          <text:p text:style-name="P4"><text:span text:style-name="Strong_20_Emphasis">Infrastructure</text:span>: Dapper repository implementations and messaging clients (RabbitMQ publisher), SQL helper.</text:p>
        </text:list-item>
      </text:list>
      <text:list text:style-name="L5">
        <text:list-item>
          <text:p text:style-name="P5"><text:span text:style-name="Strong_20_Emphasis">API</text:span>: MinimalAPI controllers that call Application services (only references Application + Infrastructure via DI).</text:p>
        </text:list-item>
      </text:list>
      <text:list text:style-name="L6">
        <text:list-item>
          <text:p text:style-name="P6"><text:span text:style-name="Strong_20_Emphasis">Consumer</text:span>: Background service that consumes RabbitMQ messages and uses Application services or directly repositories (preferably Application).</text:p>
        </text:list-item>
      </text:list>
      <text:p text:style-name="Standard"><text:soft-page-break/></text:p>
      <text:p text:style-name="Standard"/>
      <text:p text:style-name="Text_20_body">Create these projects in your solution (names shown):</text:p>
      <text:list text:style-name="L7">
        <text:list-item>
          <text:p text:style-name="P7"><text:span text:style-name="Source_20_Text">OT.Assessment.Core</text:span> — Class Library (domain)</text:p>
          <text:list>
            <text:list-item>
              <text:p text:style-name="P7"><text:span text:style-name="Source_20_Text">Entities/Player.cs</text:span>, <text:span text:style-name="Source_20_Text">Game.cs</text:span>, <text:span text:style-name="Source_20_Text">Provider.cs</text:span>, <text:span text:style-name="Source_20_Text">Wager.cs</text:span></text:p>
            </text:list-item>
            <text:list-item>
              <text:p text:style-name="P7"><text:span text:style-name="Source_20_Text">Dtos/CasinoWagerDto.cs</text:span> (shared contract)</text:p>
            </text:list-item>
          </text:list>
        </text:list-item>
        <text:list-item>
          <text:p text:style-name="P7"><text:span text:style-name="Source_20_Text">OT.Assessment.Application</text:span> — Class Library (application / use-cases)</text:p>
          <text:list>
            <text:list-item>
              <text:p text:style-name="P7"><text:span text:style-name="Source_20_Text">Interfaces/IWagerRepository.cs</text:span>, <text:span text:style-name="Source_20_Text">IPlayerRepository.cs</text:span></text:p>
            </text:list-item>
            <text:list-item>
              <text:p text:style-name="P7"><text:span text:style-name="Source_20_Text">Services/WagerService.cs</text:span> (business logic)</text:p>
            </text:list-item>
            <text:list-item>
              <text:p text:style-name="P7"><text:span text:style-name="Source_20_Text">Dtos/WagerReadModel.cs</text:span>, <text:span text:style-name="Source_20_Text">PagedResult&lt;T&gt;.cs</text:span></text:p>
            </text:list-item>
          </text:list>
        </text:list-item>
        <text:list-item>
          <text:p text:style-name="P7"><text:span text:style-name="Source_20_Text">OT.Assessment.Infrastructure</text:span> — Class Library (Dapper, Messaging)</text:p>
          <text:list>
            <text:list-item>
              <text:p text:style-name="P7"><text:span text:style-name="Source_20_Text">Data/DapperConnectionFactory.cs</text:span></text:p>
            </text:list-item>
            <text:list-item>
              <text:p text:style-name="P7"><text:span text:style-name="Source_20_Text">Repositories/WagerRepository.cs</text:span>, <text:span text:style-name="Source_20_Text">PlayerRepository.cs</text:span></text:p>
            </text:list-item>
            <text:list-item>
              <text:p text:style-name="P7"><text:span text:style-name="Source_20_Text">Messaging/RabbitMqPublisher.cs</text:span></text:p>
            </text:list-item>
            <text:list-item>
              <text:p text:style-name="P7"><text:span text:style-name="Source_20_Text">Options/RabbitMqOptions.cs</text:span></text:p>
            </text:list-item>
          </text:list>
        </text:list-item>
      </text:list>
      <text:list text:style-name="L8">
        <text:list-item>
          <text:p text:style-name="P8"><text:span text:style-name="Source_20_Text">OT.Assessment.App</text:span> — ASP.NET Core Web API (presentation)</text:p>
          <text:list>
            <text:list-item>
              <text:p text:style-name="P8"><text:span text:style-name="Source_20_Text">Program.cs</text:span>, <text:span text:style-name="Source_20_Text">appsettings.json</text:span></text:p>
            </text:list-item>
            <text:list-item>
              <text:p text:style-name="P8">Uses <text:span text:style-name="Source_20_Text">OT.Assessment.Application</text:span> and registers <text:span text:style-name="Source_20_Text">Infrastructure</text:span> implementations</text:p>
            </text:list-item>
          </text:list>
        </text:list-item>
        <text:list-item>
          <text:p text:style-name="P8"><text:span text:style-name="Source_20_Text">OT.Assessment.Consumer</text:span> — Worker Service (background)</text:p>
          <text:list>
            <text:list-item>
              <text:p text:style-name="P8"><text:span text:style-name="Source_20_Text">Program.cs</text:span>, <text:span text:style-name="Source_20_Text">Worker.cs</text:span>, <text:span text:style-name="Source_20_Text">appsettings.json</text:span></text:p>
            </text:list-item>
            <text:list-item>
              <text:p text:style-name="P8">Uses <text:span text:style-name="Source_20_Text">OT.Assessment.Application</text:span> + <text:span text:style-name="Source_20_Text">Infrastructure</text:span> repositories</text:p>
            </text:list-item>
          </text:list>
        </text:list-item>
      </text:list>
      <text:p text:style-name="Quotations">You can keep your <text:span text:style-name="Source_20_Text">Database/DatabaseGenerate.sql</text:span> as earlier.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3) Step-by-step plan (what to do)</text:h>
      <text:list text:style-name="L9">
        <text:list-item>
          <text:p text:style-name="P9">Create the five projects in your solution (Core, Application, Infrastructure, App, Consumer).</text:p>
        </text:list-item>
        <text:list-item>
          <text:p text:style-name="P9">Move / create the domain entities into <text:span text:style-name="Source_20_Text">Core</text:span>.</text:p>
        </text:list-item>
        <text:list-item>
          <text:p text:style-name="P9">Create repository interfaces and DTOs in <text:span text:style-name="Source_20_Text">Application</text:span>.</text:p>
        </text:list-item>
        <text:list-item>
          <text:p text:style-name="P9">Implement Dapper-based repositories and RabbitMQ publisher in <text:span text:style-name="Source_20_Text">Infrastructure</text:span>.</text:p>
        </text:list-item>
        <text:list-item>
          <text:p text:style-name="P9"><text:soft-page-break/>Update <text:span text:style-name="Source_20_Text">OT.Assessment.App</text:span> Program.cs to only interact with Application services (not raw SQL).</text:p>
        </text:list-item>
        <text:list-item>
          <text:p text:style-name="P9">Update <text:span text:style-name="Source_20_Text">OT.Assessment.Consumer</text:span> to consume messages and call <text:span text:style-name="Source_20_Text">WagerService</text:span> or repository.</text:p>
        </text:list-item>
        <text:list-item>
          <text:p text:style-name="P9">Register DI in both API and Consumer: <text:span text:style-name="Source_20_Text">Infrastructure</text:span> implementations for repository interfaces, and RabbitMqOptions/config.</text:p>
        </text:list-item>
        <text:list-item>
          <text:p text:style-name="P9">Keep <text:span text:style-name="Source_20_Text">DatabaseGenerate.sql</text:span> and ensure stored procs are present.</text:p>
        </text:list-item>
        <text:list-item>
          <text:p text:style-name="P9">Run SQL script, start RabbitMQ (Windows service), run API and Consumer, run Tester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22:13:21.186973100</meta:creation-date>
    <dc:date>2025-09-05T22:20:26.956739900</dc:date>
    <meta:editing-duration>PT7M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65" meta:word-count="463" meta:character-count="4149" meta:non-whitespace-character-count="3247"/>
  </office:meta>
</office:document-meta>
</file>